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utostopowicz</text:h>
      <text:p text:style-name="Standard">Pewnego dnia jakiś znajomy zatrzymał mnie i powiedział ze złością w głosie:</text:p>
      <text:list xml:id="list907311076" text:style-name="L1">
        <text:list-item>
          <text:p text:style-name="P3">nie uwierzysz co mi się ostatnio przytrafiło</text:p>
        </text:list-item>
        <text:list-item>
          <text:p text:style-name="P3">zobaczymy, może uwierzę, opowiadaj</text:p>
        </text:list-item>
        <text:list-item>
          <text:p text:style-name="P3">w tamten wtorek spóźniłem się na autobus, a ze najbliższy w rozkładzie przyjedzie dopiero za godzinę, postanowiłem spróbować szczęścia łapiąc stopa. Po ok 5 minutach zatrzymuje się jakiś [F]acet w BMW <text:s/>i proponuje podwózkę. Normalnie bym na to nie poszedł no ale sytuacja podbramkowa wiec się ładuje. Po przejechaniu kilku kilometrów gościu bierze kolejnego [A]utostopowicza. <text:s/>Wyjeżdżamy z terenu zabudowanego , początkowo jedziemy 90, następnie 130, w końcu dochodzi do 160 km/h. W pewnej chwili odzywa się drugi autostopowicz: </text:p>
        </text:list-item>
        <text:list-item>
          <text:p text:style-name="P3">[A] szybko pan jedzie... </text:p>
        </text:list-item>
        <text:list-item>
          <text:p text:style-name="P3">[F] no wie Pan, pogoda ładna, samochód dobry, droga równa...</text:p>
        </text:list-item>
        <text:list-item>
          <text:p text:style-name="P3">[A] no ale wie Pan, jestem funkcjonariuszem tutejszej policji, ale niech się pan nie przejmuje, teraz jadę po cywilnemu.</text:p>
        </text:list-item>
      </text:list>
      <text:p text:style-name="P1"/>
      <text:p text:style-name="P1"><text:tab/>Po tym przez całą następną trasę gościu nie przekroczył dozwolonej prędkości nawet o 1 km/h.</text:p>
      <text:p text:style-name="P1"/>
      <text:p text:style-name="P1"/>
      <text:p text:style-name="P4">Damian Sowiński</text:p>
      <text:p text:style-name="P4">Piotr Jarosz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03T14:03:26</dc:date>
    <meta:editing-duration>PT9M56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11" meta:word-count="160" meta:character-count="1028"/>
  </office:meta>
</office:document-meta>
</file>